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6.035cm"/>
    </style:style>
    <style:style style:name="co5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fo:border="0.06pt solid #000000" style:vertical-align="middle"/>
    </style:style>
    <style:style style:name="ce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58220" fo:border="0.06pt solid #000000"/>
    </style:style>
    <style:style style:name="ce4" style:family="table-cell" style:parent-style-name="Default">
      <style:table-cell-properties fo:background-color="#f58220" fo:border="0.06pt solid #000000" style:vertical-align="middle"/>
      <style:text-properties style:font-name="Liberation Sans" style:font-name-asian="Mangal" style:language-asian="hi" style:country-asian="IN" style:font-name-complex="Tahoma" style:language-complex="none" style:country-complex="none"/>
    </style:style>
    <style:style style:name="ce5" style:family="table-cell" style:parent-style-name="Default">
      <style:table-cell-properties fo:background-color="#f58220" fo:border="0.06pt solid #000000" style:vertical-align="middle"/>
      <style:text-properties style:font-name="Liberation Sans" fo:font-size="10pt" style:text-underline-style="none" style:font-name-asian="Mangal" style:font-size-asian="10pt" style:language-asian="hi" style:country-asian="IN" style:font-name-complex="Tahoma" style:font-size-complex="10pt" style:language-complex="none" style:country-complex="none"/>
    </style:style>
    <style:style style:name="ce6" style:family="table-cell" style:parent-style-name="Default">
      <style:table-cell-properties fo:background-color="#00a65d" fo:border="0.06pt solid #000000"/>
    </style:style>
    <style:style style:name="ce7" style:family="table-cell" style:parent-style-name="Default">
      <style:table-cell-properties fo:background-color="#00a65d" fo:border="0.06pt solid #000000" style:vertical-align="middle"/>
    </style:style>
    <style:style style:name="ce8" style:family="table-cell" style:parent-style-name="Default">
      <style:table-cell-properties fo:background-color="#aa55a1" fo:border="0.06pt solid #000000"/>
    </style:style>
    <style:style style:name="ce9" style:family="table-cell" style:parent-style-name="Default">
      <style:table-cell-properties fo:background-color="#aa55a1" style:text-align-source="fix" style:repeat-content="false" fo:wrap-option="no-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aa55a1" fo:border="0.06pt solid #000000" style:vertical-align="middle"/>
    </style:style>
    <style:style style:name="ce11" style:family="table-cell" style:parent-style-name="Default">
      <style:table-cell-properties fo:background-color="#ef413d" fo:border="0.06pt solid #000000"/>
    </style:style>
    <style:style style:name="T1" style:family="text">
      <style:text-properties style:use-window-font-color="true" fo:language="fr" fo:country="FR" style:text-underline-style="none" style:text-underline-color="font-color" fo:font-size="10pt" style:font-size-asian="10pt" style:font-size-complex="10pt" style:letter-kerning="true" style:language-asian="hi" style:country-asian="IN" style:font-name-asian="Mangal"/>
    </style:style>
    <style:style style:name="T2" style:family="text">
      <style:text-properties style:use-window-font-color="true" fo:language="fr" fo:country="FR" style:letter-kerning="true" style:language-asian="hi" style:country-asian="IN" style:font-name-asian="Mangal" style:font-size-asian="10pt" style:font-size-complex="10pt" style:text-underline-style="none" style:text-underline-color="font-color"/>
    </style:style>
    <style:style style:name="T3" style:family="text">
      <style:text-properties style:use-window-font-color="true" fo:language="fr" fo:country="FR" fo:font-size="10pt" style:font-size-asian="10pt" style:font-size-complex="10pt" style:text-underline-style="none" style:text-underline-color="font-color" style:letter-kerning="true" style:language-asian="hi" style:country-asian="IN" style:font-name-asian="Mang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7"/>
        <table:table-column table:style-name="co4" table:default-cell-style-name="ce8"/>
        <table:table-column table:style-name="co5" table:default-cell-style-name="ce11"/>
        <table:table-row table:style-name="ro1">
          <table:table-cell table:style-name="ce1" office:value-type="string" calcext:value-type="string">
            <text:p>id </text:p>
          </table:table-cell>
          <table:table-cell office:value-type="string" calcext:value-type="string">
            <text:p>Module</text:p>
          </table:table-cell>
          <table:table-cell table:style-name="ce6" office:value-type="string" calcext:value-type="string">
            <text:p>Rôle</text:p>
          </table:table-cell>
          <table:table-cell office:value-type="string" calcext:value-type="string">
            <text:p>User stories : description </text:p>
          </table:table-cell>
          <table:table-cell office:value-type="string" calcext:value-type="string">
            <text:p>Critère d’acceptation (scénario de test)</text:p>
          </table:table-cell>
        </table:table-row>
        <table:table-row table:style-name="ro1">
          <table:table-cell table:style-name="ce1"/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Attractions touristiques</text:span></text:p>
          </table:table-cell>
          <table:table-cell office:value-type="string" calcext:value-type="string">
            <text:p>Utilisateur</text:p>
          </table:table-cell>
          <table:table-cell table:style-name="ce9" office:value-type="string" calcext:value-type="string">
            <text:p><text:span text:style-name="T4">En tant qu’utilisateur, je souhaite </text:span><text:span text:style-name="T5">avoir les cinq attractions touristiques les plus proches de ma position</text:span><text:span text:style-name="T4">, afin </text:span><text:span text:style-name="T5">de voir celles qui peuvent m’intéresser</text:span></text:p>
          </table:table-cell>
          <table:table-cell office:value-type="string" calcext:value-type="string">
            <text:p><text:span text:style-name="T6">Scénario nominal : </text:span></text:p>
            <text:p><text:span text:style-name="T7">Étant donné</text:span> que je dispose d’un compte utilisateur</text:p>
            <text:p><text:span text:style-name="T8">Quand </text:span><text:span text:style-name="T9">j'accède</text:span><text:span text:style-name="T10"> à la page attractions touristiques</text:span></text:p>
            <text:p><text:span text:style-name="T7">Et </text:span><text:span text:style-name="T10">que j’ai spécifier mes préférences de voyages</text:span></text:p>
            <text:p><text:span text:style-name="T7">Alors </text:span><text:span text:style-name="T10">je reçois les 5 attractions les plus intéressantes à proximité</text:span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2">Préférence de voyage</text:span></text:p>
          </table:table-cell>
          <table:table-cell office:value-type="string" calcext:value-type="string">
            <text:p>Utilisateur</text:p>
          </table:table-cell>
          <table:table-cell table:style-name="ce10" office:value-type="string" calcext:value-type="string">
            <text:p><text:span text:style-name="T4">En tant qu’utilisateur, je souhaite </text:span><text:span text:style-name="T5">définir mes préférences de voyages (durée, nombre d’enfant, nombre d’adultes)</text:span><text:span text:style-name="T4">r, </text:span><text:span text:style-name="T5">Afin de recevoir des offres</text:span></text:p>
          </table:table-cell>
          <table:table-cell office:value-type="string" calcext:value-type="string">
            <text:p><text:span text:style-name="T11">Scénario nominal : </text:span></text:p>
            <text:p><text:span text:style-name="T8">Étant donné</text:span><text:span text:style-name="T9"> que je dispose d’un compte utilisateur </text:span></text:p>
            <text:p><text:span text:style-name="T8">Quand </text:span><text:span text:style-name="T9">j'accède à la page préférences de voyages </text:span></text:p>
            <text:p><text:span text:style-name="T8">Et </text:span><text:span text:style-name="T9">que je saisis la durée</text:span></text:p>
            <text:p><text:span text:style-name="T8">Et </text:span><text:span text:style-name="T9">que je saisis nombre d’adulte</text:span></text:p>
            <text:p><text:span text:style-name="T8">Et </text:span><text:span text:style-name="T9">que je saisis le nombre d’enfant </text:span></text:p>
            <text:p><text:span text:style-name="T8">Et </text:span><text:span text:style-name="T9">que je valide mes choix</text:span></text:p>
            <text:p><text:span text:style-name="T12">Alors </text:span><text:span text:style-name="T9"> mes choix sont sauvegardées</text:span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3">Points de récompenses</text:span></text:p>
          </table:table-cell>
          <table:table-cell office:value-type="string" calcext:value-type="string">
            <text:p>Utilisateur</text:p>
          </table:table-cell>
          <table:table-cell table:style-name="ce10" office:value-type="string" calcext:value-type="string">
            <text:p><text:span text:style-name="T4">En tant qu’utilisateur, je souhaite </text:span><text:span text:style-name="T5">recevoir des points de récompenses pour les visites des attractions touristiques</text:span><text:span text:style-name="T4">, afin </text:span><text:span text:style-name="T5">de recevoir des offres sur les voyages</text:span></text:p>
          </table:table-cell>
          <table:table-cell office:value-type="string" calcext:value-type="string">
            <text:p><text:span text:style-name="T11">Scénario nominal : </text:span></text:p>
            <text:p><text:span text:style-name="T8">Étant donné</text:span><text:span text:style-name="T9"> que je dispose d’un compte utilisateur </text:span></text:p>
            <text:p><text:span text:style-name="T8">Quand </text:span><text:span text:style-name="T9">je visite des attractions touristiques</text:span></text:p>
            <text:p><text:span text:style-name="T8">Et </text:span><text:span text:style-name="T9">que je reçois des points de récompenses</text:span></text:p>
            <text:p><text:span text:style-name="T12">Alors </text:span><text:span text:style-name="T9">je peux les échanger pour des réductions sur mesvoyahes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2T19:13:45.212000000</meta:creation-date>
    <dc:date>2021-07-02T19:27:59.072000000</dc:date>
    <meta:editing-duration>PT14M14S</meta:editing-duration>
    <meta:editing-cycles>1</meta:editing-cycles>
    <meta:document-statistic meta:table-count="1" meta:cell-count="20" meta:object-count="0"/>
    <meta:generator>LibreOffice/7.0.3.1$Windows_X86_64 LibreOffice_project/d7547858d014d4cf69878db179d326fc3483e082</meta:generator>
  </office:meta>
</office:document-meta>
</file>